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lr-tb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4.83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1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padding-left="0.0833in" fo:padding-right="0.0833in" fo:padding-top="0.0556in" fo:padding-bottom="0.0556in" fo:border="0.1pt solid #cccccc"/>
    </style:style>
    <style:style style:name="Table1.B3" style:family="table-cell">
      <style:table-cell-properties fo:padding-left="0.0833in" fo:padding-right="0.0833in" fo:padding-top="0.0556in" fo:padding-bottom="0.0556in" fo:border="0.1pt solid #cccccc"/>
    </style:style>
    <style:style style:name="Table1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1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lr-tb"/>
    </style:style>
    <style:style style:name="Table3.A" style:family="table-column">
      <style:table-column-properties style:column-width="1.666in"/>
    </style:style>
    <style:style style:name="Table3.B" style:family="table-column">
      <style:table-column-properties style:column-width="2.7507in"/>
    </style:style>
    <style:style style:name="Table3.C" style:family="table-column">
      <style:table-column-properties style:column-width="2.08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3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padding-left="0.0833in" fo:padding-right="0.0833in" fo:padding-top="0.0556in" fo:padding-bottom="0.0556in" fo:border="0.1pt solid #cccccc"/>
    </style:style>
    <style:style style:name="Table3.B3" style:family="table-cell">
      <style:table-cell-properties fo:padding-left="0.0833in" fo:padding-right="0.0833in" fo:padding-top="0.0556in" fo:padding-bottom="0.0556in" fo:border="0.1pt solid #cccccc"/>
    </style:style>
    <style:style style:name="Table3.C3" style:family="table-cell">
      <style:table-cell-properties fo:padding-left="0.0833in" fo:padding-right="0.0833in" fo:padding-top="0.0556in" fo:padding-bottom="0.0556in" fo:border="0.1pt solid #cccccc"/>
    </style:style>
    <style:style style:name="Table3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3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margin-top="0in" fo:margin-bottom="0.2083in" style:contextual-spacing="false" fo:text-align="center" style:justify-single-word="false"/>
      <style:text-properties fo:color="#555555" loext:opacity="100%" style:font-name="Arial" fo:font-size="11pt" fo:font-style="italic" fo:font-weight="bold" officeooo:paragraph-rsid="000ad21a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4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officeooo:paragraph-rsid="000ad21a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.5in" fo:margin-right="0.5in" fo:margin-top="0.0835in" fo:margin-bottom="0.139in" style:contextual-spacing="false" fo:line-height="0.2083in" fo:text-indent="0in" style:auto-text-indent="false"/>
      <style:text-properties fo:color="#555555" loext:opacity="100%" style:font-name="Arial" fo:font-size="11pt" fo:font-style="italic" officeooo:paragraph-rsid="000ad21a" style:font-name-asian="Arial1" style:font-size-asian="11pt" style:font-style-asian="italic" style:font-name-complex="Arial1" style:font-size-complex="11pt" style:font-style-complex="italic"/>
    </style:style>
    <style:style style:name="P6" style:family="paragraph" style:parent-style-name="Text_20_body">
      <style:paragraph-properties fo:margin-top="0in" fo:margin-bottom="0.111in" style:contextual-spacing="false" fo:line-height="0.2083in"/>
      <style:text-properties fo:color="#555555" loext:opacity="100%" style:font-name="Arial" fo:font-size="11pt" fo:font-style="italic" officeooo:paragraph-rsid="000ad21a" style:font-name-asian="Arial1" style:font-size-asian="11pt" style:font-style-asian="italic" style:font-name-complex="Arial1" style:font-size-complex="11pt" style:font-style-complex="italic"/>
    </style:style>
    <style:style style:name="P7" style:family="paragraph" style:parent-style-name="Text_20_body">
      <style:text-properties officeooo:paragraph-rsid="000ad21a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paragraph-rsid="000ad21a"/>
    </style:style>
    <style:style style:name="P9" style:family="paragraph" style:parent-style-name="Text_20_body" style:list-style-name="L1">
      <style:text-properties officeooo:paragraph-rsid="000ad21a"/>
    </style:style>
    <style:style style:name="P10" style:family="paragraph" style:parent-style-name="Standard">
      <style:paragraph-properties fo:margin-top="0in" fo:margin-bottom="0.111in" style:contextual-spacing="false" fo:line-height="0.2083in"/>
      <style:text-properties officeooo:paragraph-rsid="000ad21a"/>
    </style:style>
    <style:style style:name="P11" style:family="paragraph" style:parent-style-name="Standard">
      <style:paragraph-properties fo:margin-top="0in" fo:margin-bottom="0in" style:contextual-spacing="false" fo:orphans="0" fo:widows="0"/>
      <style:text-properties fo:color="#ffffff" loext:opacity="100%" style:font-name="Arial" fo:font-size="10pt" fo:font-weight="bold" officeooo:paragraph-rsid="000ad21a" style:font-name-asian="Arial1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top="0in" fo:margin-bottom="0in" style:contextual-spacing="false" fo:orphans="0" fo:widows="0"/>
      <style:text-properties fo:color="#222222" loext:opacity="100%" style:font-name="Arial" fo:font-size="10pt" officeooo:paragraph-rsid="000ad21a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top="0in" fo:margin-bottom="0.0555in" style:contextual-spacing="false"/>
      <style:text-properties officeooo:paragraph-rsid="000ad21a"/>
    </style:style>
    <style:style style:name="P14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fo:color="#222222" loext:opacity="100%" style:font-name="Arial" fo:font-size="11pt" officeooo:paragraph-rsid="000ad21a" style:font-name-asian="Arial1" style:font-size-asian="11pt" style:font-name-complex="Arial1" style:font-size-complex="11pt"/>
    </style:style>
    <style:style style:name="P15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officeooo:paragraph-rsid="000ad21a"/>
    </style:style>
    <style:style style:name="T1" style:family="text">
      <style:text-properties fo:language="ru" fo:country="RU" officeooo:rsid="000fd0b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Проблематика и основания</text:h>
      <text:p text:style-name="P3">Постановка задачи · Методология · Гипотезы и аксиомы Гативус</text:p>
      <text:h text:style-name="Heading_20_2" text:outline-level="2">Постановка проблемы</text:h>
      <text:p text:style-name="P4">Фундаментальные вопросы о природе разума остаются открытыми на протяжении столетий. Что такое сознание? Каким образом физический субстрат — нейроны и их связи — порождает субъективный опыт? Почему организм способен не только реагировать на среду, но и планировать, воображать, переживать?</text:p>
      <text:p text:style-name="P4">Традиционная философия разума подходила к этим вопросам через понятийный анализ. Нейробиология — через описание физиологических коррелятов. Оба подхода, оставаясь в собственных рамках, не давали ответа, пригодного для практического применения: построения системы, воспроизводящей аналогичное человеческому поведение.</text:p>
      <text:p text:style-name="P4">Проект Гативус избирает иной путь:</text:p>
      <text:p text:style-name="P5">Если явление существует — оно реализуемо. Если оно реализуемо — его можно описать в виде архитектуры. Если архитектура описана — её можно построить.</text:p>
      <text:p text:style-name="P4">Задача переформулируется из философской в инженерную: не «что такое сознание», но «какую архитектуру необходимо реализовать, чтобы наблюдаемые свойства сознания воспроизводились».</text:p>
      <text:h text:style-name="Heading_20_3" text:outline-level="3">Психофизиологическая проблема</text:h>
      <text:p text:style-name="P4">Психофизиологическая проблема — вопрос о соотношении физических процессов в мозге и психических состояний — традиционно формулировалась как дуализм: как могут сугубо физические события (разряды нейронов, синаптические передачи) порождать нефизические явления (боль, желание, образ)?</text:p>
      <text:p text:style-name="P4">Гативус разрешает эту проблему не через устранение дуализма, но через его переформулировку. Дуализм сохраняется — но не как дуализм субстрата, а как дуализм архитектурных пространств. Две системы — сенсорно-рефлекторная и субъективной реальности — выполнены из одного нейронного материала, однако оперируют в различных информационных пространствах. Подробный анализ составляет содержание Главы 2.</text:p>
      <text:h text:style-name="Heading_20_3" text:outline-level="3">Трудная проблема сознания</text:h>
      <text:p text:style-name="P6">Трудная проблема сознания, сформулированная Дэвидом Чалмерсом: даже полное функциональное описание мозга не объясняет, почему существует субъективный опыт — почему есть «что-то, каково это — быть» данным организмом.</text:p>
      <text:p text:style-name="P7">Гативус решает эту проблему путём декомпозиции. Трудная проблема казалась неразрешимой, потому что формулировалась как единая. В действительности это три разных проблемы на трёх <text:soft-page-break/>уровнях архитектуры, и на каждом уровне ответ один: субъективный опыт — это наличие вектора расстояния и необходимость его обнуления. Нет расстояния — нет переживания.</text:p>
      <text:list text:style-name="L1">
        <text:list-item>
          <text:p text:style-name="P8">На уровне EVL3 — субъективный опыт физического пространства: расстояние b-вектора между текущим и целевым состоянием. Есть у всех животных с MAP3. </text:p>
        </text:list-item>
        <text:list-item>
          <text:p text:style-name="P8">На уровне EVL8 — субъективный опыт смыслов: семантическое расстояние P-вектора между нарративами. Специфически человеческое. </text:p>
        </text:list-item>
        <text:list-item>
          <text:p text:style-name="P9">На уровне EVLB — субъективный опыт Понятий (C): расстояние W-вектора между C_есть и C_должно. От простых Понятий (переживание цвета) до сложных (честь, совесть, справедливость). </text:p>
        </text:list-item>
      </text:list>
      <text:p text:style-name="P7">Субъективный опыт — не мистическое свойство, а архитектурное следствие наличия векторных расстояний на каждом уровне. Подробное обоснование составляет содержание Глав 2 и 3; детальный анализ эмоций и Понятий — содержание отдельной главы.</text:p>
      <text:p text:style-name="P7">▸ <text:span text:style-name="Emphasis">Принципиальное следствие: системы, не реализующие соответствующие уровни архитектуры, не могут обладать субъективным опытом этих уровней — независимо от сложности их обработки на других уровнях.</text:span></text:p>
      <text:p text:style-name="P10"/>
      <text:h text:style-name="Heading_20_2" text:outline-level="2">Методология исследования</text:h>
      <text:p text:style-name="P4">Выбор методологии определяется поставленной задачей. Поскольку целью является инженерная реализация, к гипотезам предъявляются требования, нетипичные для философских концепций.</text:p>
      <text:h text:style-name="Heading_20_3" text:outline-level="3">Эволюционный подход</text:h>
      <text:p text:style-name="P4">Человеческое сознание является продуктом эволюционного процесса, продолжавшегося сотни миллионов лет. Эволюционный подход в Гативус: анализ начинается с простейших организмов и последовательно прослеживает каждый архитектурный порог. Каждый уровень иерархии соответствует реальному эволюционному приобретению.</text:p>
      <text:p text:style-name="P5">Нельзя понять человеческое сознание, не поняв, зачем червю нужна была пространственная карта. Сложность — это накопленная простота.</text:p>
      <text:h text:style-name="Heading_20_3" text:outline-level="3">Инженерный подход</text:h>
      <text:p text:style-name="P4">Инженерный подход формулирует жёсткое требование: каждая гипотеза должна быть реализуемой в виде технического устройства на существующем технологическом уровне. Гипотеза, не допускающая технической реализации, не является гипотезой в смысле данного проекта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Параметр</text:p>
          </table:table-cell>
          <table:table-cell table:style-name="Table1.A1" office:value-type="string">
            <text:p text:style-name="P11">Содержание</text:p>
          </table:table-cell>
        </table:table-row>
        <table:table-row table:style-name="Table1.1">
          <table:table-cell table:style-name="Table1.A2" office:value-type="string">
            <text:p text:style-name="P12">Эволюционный подход</text:p>
          </table:table-cell>
          <table:table-cell table:style-name="Table1.B2" office:value-type="string">
            <text:p text:style-name="P12">Каждый элемент обоснован адаптивной необходимостью. Анализ: EVL0 → ... → EVLC.</text:p>
          </table:table-cell>
        </table:table-row>
        <text:soft-page-break/>
        <table:table-row table:style-name="Table1.1">
          <table:table-cell table:style-name="Table1.A3" office:value-type="string">
            <text:p text:style-name="P12">Инженерный подход</text:p>
          </table:table-cell>
          <table:table-cell table:style-name="Table1.B3" office:value-type="string">
            <text:p text:style-name="P12">Каждая гипотеза реализуема технически. Устройство можно построить сегодня.</text:p>
          </table:table-cell>
        </table:table-row>
        <table:table-row table:style-name="Table1.1">
          <table:table-cell table:style-name="Table1.A4" office:value-type="string">
            <text:p text:style-name="P12">Совместное</text:p>
          </table:table-cell>
          <table:table-cell table:style-name="Table1.B4" office:value-type="string">
            <text:p text:style-name="P12">Эволюционный объясняет «почему». Инженерный проверяет «достаточно ли точно».</text:p>
          </table:table-cell>
        </table:table-row>
      </table:table>
      <text:p text:style-name="P13"/>
      <text:p text:style-name="P14"/>
      <text:p text:style-name="P15"/>
      <text:h text:style-name="Heading_20_2" text:outline-level="2">Переход к Главе 2</text:h>
      <text:p text:style-name="P4"><text:span text:style-name="T1">Г</text:span>ипотез<text:span text:style-name="T1">ы</text:span> формируют архитектурный фундамент. Однако они не отвечают на ключевой вопрос: каким образом система, начавшаяся как инструмент SERN, становится системой, способной противостоять биологическим потребностям?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Аспект</text:p>
          </table:table-cell>
          <table:table-cell table:style-name="Table3.A1" office:value-type="string">
            <text:p text:style-name="P11">Вопрос</text:p>
          </table:table-cell>
          <table:table-cell table:style-name="Table3.A1" office:value-type="string">
            <text:p text:style-name="P11">Раздел</text:p>
          </table:table-cell>
        </table:table-row>
        <table:table-row table:style-name="Table3.1">
          <table:table-cell table:style-name="Table3.A2" office:value-type="string">
            <text:p text:style-name="P12">Эволюционная история</text:p>
          </table:table-cell>
          <table:table-cell table:style-name="Table3.B2" office:value-type="string">
            <text:p text:style-name="P12">Через какие пороги прошла SRNT от MAP1 до MAPD?</text:p>
          </table:table-cell>
          <table:table-cell table:style-name="Table3.C2" office:value-type="string">
            <text:p text:style-name="P12">2.3–2.7</text:p>
          </table:table-cell>
        </table:table-row>
        <table:table-row table:style-name="Table3.1">
          <table:table-cell table:style-name="Table3.A3" office:value-type="string">
            <text:p text:style-name="P12">Ортогональность</text:p>
          </table:table-cell>
          <table:table-cell table:style-name="Table3.B3" office:value-type="string">
            <text:p text:style-name="P12">Почему SERN и SRNT ортогональны?</text:p>
          </table:table-cell>
          <table:table-cell table:style-name="Table3.C3" office:value-type="string">
            <text:p text:style-name="P12">2.8</text:p>
          </table:table-cell>
        </table:table-row>
        <table:table-row table:style-name="Table3.1">
          <table:table-cell table:style-name="Table3.A4" office:value-type="string">
            <text:p text:style-name="P12">Конфликт</text:p>
          </table:table-cell>
          <table:table-cell table:style-name="Table3.B4" office:value-type="string">
            <text:p text:style-name="P12">Как и почему SRNT конкурирует с SERN?</text:p>
          </table:table-cell>
          <table:table-cell table:style-name="Table3.C4" office:value-type="string">
            <text:p text:style-name="P12">2.9</text:p>
          </table:table-cell>
        </table:table-row>
      </table:table>
      <text:p text:style-name="P13"/>
      <text:p text:style-name="P5">Архитектура без динамики — это чертёж без физики. Гипотезы задают форму здания. Глава 2 объясняет, почему оно именно такой формы — и почему в нём иногда трясутся стен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8T00:47:04.605380900</dc:date>
    <meta:editing-duration>PT1H10S</meta:editing-duration>
    <meta:editing-cycles>10</meta:editing-cycles>
    <meta:generator>LibreOffice/26.2.1.2$Windows_X86_64 LibreOffice_project/620$Build-2</meta:generator>
    <meta:document-statistic meta:table-count="2" meta:image-count="0" meta:object-count="0" meta:page-count="4" meta:paragraph-count="49" meta:word-count="626" meta:character-count="5090" meta:non-whitespace-character-count="4490"/>
  </office:meta>
</office:document-meta>
</file>